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2ed1" officeooo:paragraph-rsid="00052ed1"/>
    </style:style>
    <style:style style:name="P2" style:family="paragraph" style:parent-style-name="Standard">
      <style:text-properties fo:color="#c9211e" loext:opacity="100%" fo:font-weight="normal" officeooo:rsid="000682ec" officeooo:paragraph-rsid="000682ec" style:font-weight-asian="normal" style:font-weight-complex="normal"/>
    </style:style>
    <style:style style:name="P3" style:family="paragraph" style:parent-style-name="Standard">
      <style:text-properties fo:font-weight="bold" officeooo:rsid="00052ed1" officeooo:paragraph-rsid="00052ed1" style:font-weight-asian="bold" style:font-weight-complex="bold"/>
    </style:style>
    <style:style style:name="P4" style:family="paragraph" style:parent-style-name="Standard">
      <style:text-properties fo:font-weight="bold" officeooo:rsid="0007e83f" officeooo:paragraph-rsid="0007e83f" style:font-weight-asian="bold" style:font-weight-complex="bold"/>
    </style:style>
    <style:style style:name="P5" style:family="paragraph" style:parent-style-name="Standard">
      <style:text-properties fo:font-weight="normal" officeooo:rsid="0007e83f" officeooo:paragraph-rsid="0007e83f" style:font-weight-asian="normal" style:font-weight-complex="normal"/>
    </style:style>
    <style:style style:name="P6" style:family="paragraph" style:parent-style-name="Standard">
      <style:text-properties fo:font-weight="normal" officeooo:rsid="000a321f" officeooo:paragraph-rsid="000a321f" style:font-weight-asian="normal" style:font-weight-complex="normal"/>
    </style:style>
    <style:style style:name="P7" style:family="paragraph" style:parent-style-name="Standard">
      <style:text-properties fo:font-weight="normal" officeooo:rsid="000b7bfa" officeooo:paragraph-rsid="000b7bfa" style:font-weight-asian="normal" style:font-weight-complex="normal"/>
    </style:style>
    <style:style style:name="P8" style:family="paragraph" style:parent-style-name="Standard">
      <style:text-properties fo:font-weight="normal" officeooo:rsid="000ef471" officeooo:paragraph-rsid="000ef471" style:font-weight-asian="normal" style:font-weight-complex="normal"/>
    </style:style>
    <style:style style:name="P9" style:family="paragraph" style:parent-style-name="Standard">
      <style:text-properties fo:font-weight="normal" officeooo:rsid="0010c147" officeooo:paragraph-rsid="0010c147" style:font-weight-asian="normal" style:font-weight-complex="normal"/>
    </style:style>
    <style:style style:name="P10" style:family="paragraph" style:parent-style-name="Standard">
      <style:text-properties fo:font-weight="normal" officeooo:rsid="001292d0" officeooo:paragraph-rsid="001292d0" style:font-weight-asian="normal" style:font-weight-complex="normal"/>
    </style:style>
    <style:style style:name="P11" style:family="paragraph" style:parent-style-name="Standard">
      <style:text-properties fo:font-weight="normal" officeooo:rsid="0012f3ad" officeooo:paragraph-rsid="0012f3ad" style:font-weight-asian="normal" style:font-weight-complex="normal"/>
    </style:style>
    <style:style style:name="P12" style:family="paragraph" style:parent-style-name="Standard">
      <style:text-properties fo:font-weight="normal" officeooo:rsid="0014388a" officeooo:paragraph-rsid="0014388a" style:font-weight-asian="normal" style:font-weight-complex="normal"/>
    </style:style>
    <style:style style:name="T1" style:family="text">
      <style:text-properties officeooo:rsid="00055fb2"/>
    </style:style>
    <style:style style:name="T2" style:family="text">
      <style:text-properties fo:font-weight="bold" style:font-weight-asian="bold" style:font-weight-complex="bold"/>
    </style:style>
    <style:style style:name="T3" style:family="text">
      <style:text-properties officeooo:rsid="00062355"/>
    </style:style>
    <style:style style:name="T4" style:family="text">
      <style:text-properties officeooo:rsid="00083923"/>
    </style:style>
    <style:style style:name="T5" style:family="text">
      <style:text-properties officeooo:rsid="000b7bfa"/>
    </style:style>
    <style:style style:name="T6" style:family="text">
      <style:text-properties officeooo:rsid="000c1fd6"/>
    </style:style>
    <style:style style:name="T7" style:family="text">
      <style:text-properties officeooo:rsid="000c5f78"/>
    </style:style>
    <style:style style:name="T8" style:family="text">
      <style:text-properties officeooo:rsid="000c6299"/>
    </style:style>
    <style:style style:name="T9" style:family="text">
      <style:text-properties officeooo:rsid="0010c14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plicacion real → myur</text:p>
      <text:p text:style-name="P3"/>
      <text:p text:style-name="P1"><text:span text:style-name="T2">Proyecto de Android:</text:span> Aplicación para gestión de alquiler de cualquier cosa. La idea es hacer una especie de Wallapop pero en red social, orientado para el alquiler en vez de vender. Ser<text:span text:style-name="T1">á</text:span> como una red social donde podr<text:span text:style-name="T1">á</text:span>s escoger el lugar donde quieres alquilar el producto y el tipo de producto que quieres alquilar. <text:span text:style-name="T1">Después el propio usuario tendrá sus condiciones de alquiler (a mayores de las que pone la empresa dueña de la aplicación) y tendrá que ver las diferentes opciones que el usuario ofrece para el alquiler.</text:span></text:p>
      <text:p text:style-name="P1"/>
      <text:p text:style-name="P1"><text:span text:style-name="T2">Objetivo:</text:span> Cualquier entidad (empresas, compañías, particulares, etc.) pueda publicar un anuncio sobre cualquier objeto para que otras personas lo vean y puedan alquilarlo. Las personas tendrían que firmar un contrato con las condiciones que el cliente pida y adem<text:span text:style-name="T3">á</text:span>s la empresa dueña de la aplicación, tendrá una forma de gestionar las incidencias a parte de lo ya estipulado en el contrato.</text:p>
      <text:p text:style-name="P1"/>
      <text:p text:style-name="P4">IDEAS OF THE APLICATION DEVELOPMENT:</text:p>
      <text:p text:style-name="P4"/>
      <text:p text:style-name="P5">1.-<text:span text:style-name="T2">Aplication start</text:span></text:p>
      <text:p text:style-name="P5"><text:tab/><text:span text:style-name="T4">1.1.- Beggining with the login or start directly the aplication (option if you have already an acount or if you only want to enter and check how the aplication works)</text:span></text:p>
      <text:p text:style-name="P5"><text:tab/><text:span text:style-name="T4">1.2.- You can only rent if you have an account. So if you click in an option that you need be registered, there are going to appear an an info box that let you sing in or register in the aplication.</text:span></text:p>
      <text:p text:style-name="P5"/>
      <text:p text:style-name="P6">2.- Register layout</text:p>
      <text:p text:style-name="P6"/>
      <text:p text:style-name="P6"><text:tab/>Requirements: name, surname, birthady, email, password, <text:span text:style-name="T5">¿if the user want to rent or be a renter?, country, </text:span><text:span text:style-name="T8">gender</text:span></text:p>
      <text:p text:style-name="P7"><text:tab/>birthday field: Build an option <text:span text:style-name="T6">selector</text:span> to give the user diferents options.</text:p>
      <text:p text:style-name="P7"><text:tab/><text:span text:style-name="T7">Birthday field: Tutorial → <text:s/></text:span><text:a xlink:type="simple" xlink:href="https://www.digitalocean.com/community/tutorials/android-date-time-picker-dialog" text:style-name="Internet_20_link" text:visited-style-name="Visited_20_Internet_20_Link"><text:span text:style-name="T7">https://www.digitalocean.com/community/tutorials/android-date-time-picker-dialog</text:span></text:a></text:p>
      <text:p text:style-name="P7"/>
      <text:p text:style-name="P8">3.- Menu with diferents options to modify the aplicacation, change user name or delete account.</text:p>
      <text:p text:style-name="P8"><text:span text:style-name="T9">4</text:span>.- Activyty to create an object to rent. This should be creted in a scrolLayout.</text:p>
      <text:p text:style-name="P9">5.- At the time of reset password, we are goint to ask make 2 steps. First of all, user have to put the username or the email and then we are going to chek if the email or the username exist, if this exist we are goint to enable the option of reset the password in the same layout. If not we show a message telling that the username or the email doesn´t exist.</text:p>
      <text:p text:style-name="P10">6.- When the user close the aplication and then it restart it it doesn´t need to login again, like instagram or other similar aplications.</text:p>
      <text:p text:style-name="P10">7.- Easy way to change user or close the account.</text:p>
      <text:p text:style-name="P11">8.- Auto check in the activity of the password change, if the user introduced is correct to unlock the change password option.</text:p>
      <text:p text:style-name="P12">9.- Idea of logotype: Make a simple poster with the word RENT and some details.</text:p>
      <text:p text:style-name="P4"><text:tab/></text:p>
      <text:p text:style-name="P4"/>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10T09:31:34.867000000</meta:creation-date>
    <dc:date>2023-02-24T09:12:31.929000000</dc:date>
    <meta:editing-duration>PT1H39M5S</meta:editing-duration>
    <meta:editing-cycles>16</meta:editing-cycles>
    <meta:generator>LibreOffice/7.3.2.2$Windows_X86_64 LibreOffice_project/49f2b1bff42cfccbd8f788c8dc32c1c309559be0</meta:generator>
    <meta:document-statistic meta:table-count="0" meta:image-count="0" meta:object-count="0" meta:page-count="1" meta:paragraph-count="19" meta:word-count="445" meta:character-count="2601" meta:non-whitespace-character-count="2167"/>
  </office:meta>
</office:document-meta>
</file>